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89ae" officeooo:paragraph-rsid="000c89ae"/>
    </style:style>
    <style:style style:name="P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ilnehmer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orkshop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ummy-Formular</text:p>
      <text:p text:style-name="P1">Workshop:</text:p>
      <text:p text:style-name="P1"><draw:control text:anchor-type="as-char" draw:z-index="1" draw:style-name="gr2" draw:text-style-name="P3" svg:width="3.414cm" svg:height="0.78cm" draw:control="control2"/></text:p>
      <text:p text:style-name="P1"/>
      <text:p text:style-name="P1">Teilnehmer:</text:p>
      <text:p text:style-name="Text_20_body"><draw:control text:anchor-type="as-char" svg:y="0.159cm" draw:z-index="0" draw:style-name="gr1" draw:text-style-name="P2" svg:width="4.287cm" svg:height="1.086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23:44:21.895859014</meta:creation-date>
    <dc:date>2015-12-25T00:33:49.882173074</dc:date>
    <meta:editing-duration>PT17M</meta:editing-duration>
    <meta:editing-cycles>4</meta:editing-cycles>
    <meta:generator>LibreOffice/5.0.4.2$Linux_X86_64 LibreOffice_project/00m0$Build-2</meta:generator>
    <meta:document-statistic meta:table-count="0" meta:image-count="0" meta:object-count="0" meta:page-count="1" meta:paragraph-count="5" meta:word-count="3" meta:character-count="34" meta:non-whitespace-character-count="34"/>
  </office:meta>
</office:document-meta>
</file>